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1424" officeooo:paragraph-rsid="00171424"/>
    </style:style>
    <style:style style:name="P2" style:family="paragraph" style:parent-style-name="Standard">
      <style:text-properties officeooo:rsid="001a9177" officeooo:paragraph-rsid="001a9177"/>
    </style:style>
    <style:style style:name="P3" style:family="paragraph" style:parent-style-name="Standard">
      <style:text-properties officeooo:rsid="001c7e94" officeooo:paragraph-rsid="001c7e94"/>
    </style:style>
    <style:style style:name="P4" style:family="paragraph" style:parent-style-name="Standard">
      <style:text-properties officeooo:rsid="001e5bbc" officeooo:paragraph-rsid="001e5bbc"/>
    </style:style>
    <style:style style:name="P5" style:family="paragraph" style:parent-style-name="Standard">
      <style:text-properties officeooo:rsid="00212c39" officeooo:paragraph-rsid="00212c39"/>
    </style:style>
    <style:style style:name="P6" style:family="paragraph" style:parent-style-name="Standard">
      <style:text-properties officeooo:rsid="0022e437" officeooo:paragraph-rsid="0022e437"/>
    </style:style>
    <style:style style:name="P7" style:family="paragraph" style:parent-style-name="Standard">
      <style:text-properties officeooo:rsid="002636ae" officeooo:paragraph-rsid="002636ae"/>
    </style:style>
    <style:style style:name="P8" style:family="paragraph" style:parent-style-name="Standard">
      <style:text-properties officeooo:rsid="00281869" officeooo:paragraph-rsid="00281869"/>
    </style:style>
    <style:style style:name="P9" style:family="paragraph" style:parent-style-name="Standard">
      <style:text-properties officeooo:rsid="002636ae" officeooo:paragraph-rsid="002636ae"/>
    </style:style>
    <style:style style:name="T1" style:family="text">
      <style:text-properties officeooo:rsid="00187685"/>
    </style:style>
    <style:style style:name="T2" style:family="text">
      <style:text-properties officeooo:rsid="001c3751"/>
    </style:style>
    <style:style style:name="T3" style:family="text">
      <style:text-properties officeooo:rsid="001febc0"/>
    </style:style>
    <style:style style:name="T4" style:family="text">
      <style:text-properties officeooo:rsid="00237b6e"/>
    </style:style>
    <style:style style:name="T5" style:family="text">
      <style:text-properties officeooo:rsid="0026d85d"/>
    </style:style>
    <style:style style:name="T6" style:family="text">
      <style:text-properties officeooo:rsid="00281869"/>
    </style:style>
    <style:style style:name="T7" style:family="text">
      <style:text-properties officeooo:rsid="0029044f"/>
    </style:style>
    <style:style style:name="T8" style:family="text">
      <style:text-properties officeooo:rsid="002bbe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nneth Tran</text:p>
      <text:p text:style-name="P1">CS<text:span text:style-name="T8">4273</text:span></text:p>
      <text:p text:style-name="P1">HW #2</text:p>
      <text:p text:style-name="P1"/>
      <text:p text:style-name="P1"><text:span text:style-name="T6">Q1) </text:span>Total Quality Management plays a key role in satisfying the customer so the software development team should stay focused in order to improve the <text:span text:style-name="T1">existing one and developing on the new processes. Total Quality Management often focus on the long term success through the costumer satisfaction. These are many key principles that are identified in explaining Total Quality Management clearly.</text:span></text:p>
      <text:p text:style-name="P1"/>
      <text:p text:style-name="P2">1) Training: Employees belonging to their respective companies and <text:span text:style-name="T2">industries</text:span> should <text:span text:style-name="T2">receive regular training on how to improve quality of a product.</text:span></text:p>
      <text:p text:style-name="P2"/>
      <text:p text:style-name="P3">2) Executive Management: Not only training the employees, management should play a key role in create a healthy environment that ensures success.</text:p>
      <text:p text:style-name="P3"/>
      <text:p text:style-name="P4">3) Customer Focus: This is very important aspect in any company success. The quality of the processes should be made in such a way that the customer has been satisfied.</text:p>
      <text:p text:style-name="P4"/>
      <text:p text:style-name="P4">4) <text:span text:style-name="T3">Decision Making: Wise decision are to be taken based on all the measurements to make changes to the Quality. Data that are collected should support this decision making process.</text:span></text:p>
      <text:p text:style-name="P5"/>
      <text:p text:style-name="P5">5) Continuous Improvement Plan: One achievement does not mean the company succeed. It should be a continuous process so the companies should continuously take care and work hard on quality and development processes.</text:p>
      <text:p text:style-name="P5"/>
      <text:p text:style-name="P6">6) <text:span text:style-name="T4">Total employee involvement: Employees of the company should word towards a common goal. Everyone should be encouraged in such a way that they are able to increase and address the Quality based process. Ensure that you have created a culture in which employees feel they are involved and rewarded with the company and its products.</text:span></text:p>
      <text:p text:style-name="P6"/>
      <text:p text:style-name="P7">7) Company Culture: this should be <text:span text:style-name="T5">aim toward at team work means ability of the employees to work together for a particular goal that is nothing but quality improvement which automatically bring success for the company.</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Q2)</text:p>
      <text:p text:style-name="P8">A complete software process is build only on the foundation of framework, by pointing out the smallest activities that applies to all software projects, regardless of it's line of code and complexity. For entire software process a framework establishes an umbrella activities. <text:span text:style-name="T7">Moreover, A process framework involves heavy communication with the customer to gather requirements; this activity establishes a plan for the software engineering work that follows. It involves creation of models that will assist the developer and the customer to understand the requirements and design them; it thereby involves construction (code generation and error testing). It finally provides feedback based on the evaluatio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7:59:35.903000000</meta:creation-date>
    <dc:date>2018-09-12T08:58:06.236000000</dc:date>
    <meta:editing-duration>PT2H28M59S</meta:editing-duration>
    <meta:editing-cycles>16</meta:editing-cycles>
    <meta:generator>LibreOffice/6.0.5.2$Windows_X86_64 LibreOffice_project/54c8cbb85f300ac59db32fe8a675ff7683cd5a16</meta:generator>
    <meta:document-statistic meta:table-count="0" meta:image-count="0" meta:object-count="0" meta:page-count="2" meta:paragraph-count="13" meta:word-count="400" meta:character-count="2538" meta:non-whitespace-character-count="2151"/>
  </office:meta>
</office:document-meta>
</file>